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035746910348768732"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80258399854616673"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2294018297627395"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3410581808328394099"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7274450813580022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70684758968469035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534646634008553516"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304031601674545393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40348228" text:continue-list="list3534646634008553516"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623574266782826307"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346300"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351728"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40331321" text:continue-numbering="true" text:style-name="L9">
        <text:list-item>
          <text:list>
            <text:list-header>
              <text:p text:style-name="P112">Warm down: <text:span text:style-name="T2">0.25 mile jog home</text:span></text:p>
              <text:p text:style-name="P113"/>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40338788" text:continue-numbering="true" text:style-name="L9">
        <text:list-item>
          <text:list>
            <text:list-header>
              <text:p text:style-name="P113">Time for 4.8 miles: 56: 32, Ave Pace: 11:51/mile, Ave HR:118,-&gt;1399 HeartBeats/Mile</text:p>
              <text:p text:style-name="P11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331979" text:continue-numbering="true" text:style-name="L9">
        <text:list-item>
          <text:list>
            <text:list-header>
              <text:p text:style-name="P113">Today Oct 13:</text:p>
              <text:p text:style-name="P113">Time for 4.8 miles: 59: 34, Ave Pace: 12:24.5/mile, Ave HR:108.5,-&gt;1345 HeartBeats/Mile</text:p>
              <text:p text:style-name="P113">On Thur <text:s/>Oct 8, 2020: </text:p>
              <text:p text:style-name="P113">Time for 4.8 miles: 59: 55, Ave Pace: 12:29/mile, Ave HR:112,-&gt;1398 HeartBeats/Mile</text:p>
              <text:p text:style-name="P115">On Oct 8 when going up hill, I ran until my HR was up to 120 bpm and then walked until my HR was 110 bpm and then repeated.</text:p>
              <text:p text:style-name="P115">On Oct 13 when going up hill, I ran until my HR was up to 115 bpm and then walked until my HR was 105 bpm and then repeated.</text:p>
              <text:p text:style-name="P116">On Oct 13 my average rate was faster and heart beats/mile was lower. Therefore this scheme is better. I should repeat these two workouts and also try the following:</text:p>
              <text:p text:style-name="P115">When going up hill, run until my HR is up to 110 bpm and then walk until my HR is 100 bpm and repeat.</text:p>
              <text:p text:style-name="P116"/>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3">For the uphill walk:</text:p>
      <text:p text:style-name="P63">Time: 12:00, <text:s/><text:span text:style-name="T21">Ave pace: 14:57/mile, Ave heart rate 110 bpm, 1644 Heart Beats/Mile</text:span> </text:p>
      <text:p text:style-name="P63">On Oct 13, I ran and walked up the same hill with the following result:</text:p>
      <text:p text:style-name="P63"><text:s text:c="23"/><text:span text:style-name="T21">Ave pace: 14:46/mile, Ave heart rate 109 bpm, 1610 Heart Beats/Mile</text:span></text:p>
      <text:p text:style-name="P114">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10"><text:soft-page-break/>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298177786928828109"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6T20:12:07.76</dc:date>
    <dc:creator>James Lombardi</dc:creator>
    <meta:editing-duration>P7DT15H47M10S</meta:editing-duration>
    <meta:editing-cycles>658</meta:editing-cycles>
    <meta:generator>OpenOffice/4.1.2$Win32 OpenOffice.org_project/412m3$Build-9782</meta:generator>
    <meta:document-statistic meta:table-count="0" meta:image-count="1" meta:object-count="0" meta:page-count="75" meta:paragraph-count="2088" meta:word-count="23543" meta:character-count="119204"/>
  </office:meta>
</office:document-meta>
</file>